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fo:font-weight="bold" style:font-weight-asian="bold"/>
    </style:style>
    <style:style style:name="P10" style:family="paragraph" style:parent-style-name="Standard">
      <style:paragraph-properties fo:margin-left="0in" fo:margin-right="0in" fo:margin-top="0.0398in" fo:margin-bottom="0.161in" loext:contextual-spacing="false" fo:line-height="100%" fo:text-indent="0in" style:auto-text-indent="false"/>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2" style:family="paragraph" style:parent-style-name="Standard">
      <style:paragraph-properties fo:margin-left="0in" fo:margin-right="0in" fo:text-indent="0.0783in" style:auto-text-indent="false"/>
    </style:style>
    <style:style style:name="P13" style:family="paragraph" style:parent-style-name="Standard" style:list-style-name="WWNum2">
      <style:paragraph-properties fo:margin-left="0.5in" fo:margin-right="0in" fo:margin-top="0.0398in" fo:margin-bottom="0in" loext:contextual-spacing="false" fo:line-height="100%" fo:text-indent="-0.25in" style:auto-text-indent="false"/>
    </style:style>
    <style:style style:name="P14" style:family="paragraph" style:parent-style-name="Standard" style:list-style-name="WWNum2">
      <style:paragraph-properties fo:margin-left="0.5in" fo:margin-right="0in" fo:margin-top="0in" fo:margin-bottom="0.1575in" loext:contextual-spacing="false" fo:line-height="100%" fo:text-indent="-0.25in" style:auto-text-indent="false"/>
    </style:style>
    <style:style style:name="P15"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16" style:family="paragraph" style:parent-style-name="Standard">
      <style:paragraph-properties fo:margin-top="0in" fo:margin-bottom="0.0398in" loext:contextual-spacing="false" fo:line-height="100%"/>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break-before="auto" fo:break-after="auto"/>
    </style:style>
    <style:style style:name="P22" style:family="paragraph" style:parent-style-name="Heading_20_1" style:list-style-name="WWNum1"/>
    <style:style style:name="P23"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font-name="Pacifico" fo:font-size="10pt" style:font-name-asian="Pacifico1" style:font-size-asian="10pt" style:font-name-complex="Pacifico1" style:font-size-complex="10pt"/>
    </style:style>
    <style:style style:name="T10" style:family="text">
      <style:text-properties style:font-name="Arimo" fo:font-size="10pt" style:font-name-asian="Arimo1" style:font-size-asian="10pt" style:font-name-complex="Arimo1" style:font-size-complex="10pt"/>
    </style:style>
    <style:style style:name="T11" style:family="text">
      <style:text-properties style:font-name="Arimo" fo:font-size="14pt" style:font-name-asian="Arimo1" style:font-size-asian="14pt" style:font-name-complex="Arimo1" style:font-size-complex="14pt"/>
    </style:style>
    <style:style style:name="T12" style:family="text">
      <style:text-properties fo:font-weight="bold" style:font-weight-asian="bold"/>
    </style:style>
    <style:style style:name="T13" style:family="text">
      <style:text-properties fo:font-style="italic" fo:font-weight="bold" style:font-style-asian="italic" style:font-weight-asian="bold"/>
    </style:style>
    <style:style style:name="T14" style:family="text">
      <style:text-properties fo:font-style="italic" style:font-style-asian="italic"/>
    </style:style>
    <style:style style:name="T15" style:family="text">
      <style:text-properties fo:color="#1155cc" style:text-underline-style="solid" style:text-underline-width="auto" style:text-underline-color="font-color"/>
    </style:style>
    <style:style style:name="T16" style:family="text">
      <style:text-properties fo:font-size="10pt" style:font-size-asian="10pt" style:font-size-complex="10pt"/>
    </style:style>
    <style:style style:name="T17" style:family="text">
      <style:text-properties style:text-underline-style="none"/>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style>
    <style:style style:name="T2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aczyuw2yex2w"/><text:span text:style-name="T1">Sistemas Informáticos (Computer Systems)</text:span><text:span text:style-name="T2"><text:line-break/></text:span><text:span text:style-name="T3">Third term assessable activity</text:span></text:p>
      <text:p text:style-name="P2"><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5"><text:span text:style-name="T5">Authors: Sergi García</text:span><draw:frame draw:style-name="fr3" draw:name="image4.png" text:anchor-type="char" svg:x="2.9689in" svg:y="0.5209in" svg:width="1.0091in" svg:height="0.3535in" draw:z-index="0"><draw:image xlink:href="Pictures/100002010000007600000029ABF5F7A91F7A9EF9.png" xlink:type="simple" xlink:show="embed" xlink:actuate="onLoad" loext:mime-type="image/png"/></draw:frame></text:p>
      <text:p text:style-name="P5"><text:span text:style-name="T5">Updated March 2024</text:span></text:p>
      <text:p text:style-name="P6"/>
      <text:p text:style-name="P5"><text:span text:style-name="T6">Third term assessable activity</text:span></text:p>
      <text:p text:style-name="P7"><text:span text:style-name="T9"><text:s/>❕</text:span><text:span text:style-name="T10"> </text:span><text:span text:style-name="T12">Attention: </text:span>read the whole activity before beginning.</text:p>
      <text:list xml:id="list3425846857" text:style-name="WWNum1">
        <text:list-item>
          <text:p text:style-name="P22"><text:bookmark text:name="_dbh0n1vac4c8"/>Introduction</text:p>
        </text:list-item>
      </text:list>
      <text:p text:style-name="P8">Your client <text:span text:style-name="T13">BiCiBiKeR S.L.</text:span><text:span text:style-name="T14"> is</text:span> very again pleased with your job. Instead of hiring you for punctual tasks, they want to hire you as a part of the staff, with a profile of “DevOps”.</text:p>
      <text:p text:style-name="P8"/>
      <text:p text:style-name="P8">They know your skills, but they want to perform two tasks in order to know if you are valid DevOps or not. In order to do this, you have two tasks: one about networking (asking several questions) and other creating a portfolio on GitHub.</text:p>
      <text:p text:style-name="P8"/>
      <text:p text:style-name="P7"><text:span text:style-name="T9"><text:s/>❕</text:span><text:span text:style-name="T10"> </text:span><text:span text:style-name="T12">Attention: </text:span><text:s/>with this assessable activity is included a Cheat Sheet of how to use Git (tool) and GitHub (service). But if you have problems, feel free to ask your teacher how to use it. Our main goal is to introduce you to a practical tool present in most of the companies.</text:p>
      <text:p text:style-name="P8"/>
      <text:list xml:id="list21218555089337" text:continue-numbering="true" text:style-name="WWNum1">
        <text:list-item>
          <text:p text:style-name="P22"><text:bookmark text:name="_rl8gwpekgdk"/>Topic 01: Networking</text:p>
        </text:list-item>
      </text:list>
      <text:p text:style-name="P8"><text:span text:style-name="T12">Question 01:</text:span> Discuss and justify what is the better hardware to interconnect three computers: a hub, a switch or a router.</text:p>
      <text:p text:style-name="P8"/>
      <text:p text:style-name="P8"><text:span text:style-name="T12">Question 02:</text:span> Explain what is the best network configuration, supposing in the network Secretary in the future we want to connect 50 computers and in network Human resources in the future we want to connect 64 computers.</text:p>
      <text:p text:style-name="P8"><text:soft-page-break/></text:p>
      <text:p text:style-name="P8"><text:span text:style-name="T12">Question 03: </text:span>Explain with a video in a Linux system how to create and share with <text:s/>Samba a folder called “<text:span text:style-name="T14">/sharedsamba</text:span>” and show how you configure a remote Linux system to access to “<text:span text:style-name="T14">/sharedsamba</text:span>” and auto mount it.</text:p>
      <text:p text:style-name="P8"/>
      <text:list xml:id="list21217516032923" text:continue-numbering="true" text:style-name="WWNum1">
        <text:list-item>
          <text:p text:style-name="P22"><text:bookmark text:name="_p1er0d6ihydo"/>Topic 02: Deployment</text:p>
        </text:list-item>
      </text:list>
      <text:p text:style-name="Standard">Deploy (With Docker Compose) this APP to transcribe audio to text with a Telegram bot. Follow “Readme.md” file and ask the teacher if you have any doubts).</text:p>
      <text:p text:style-name="Standard"><text:a xlink:type="simple" xlink:href="https://github.com/sergarb1/telegram-bot-whisper-cpp" text:style-name="ListLabel_20_10" text:visited-style-name="ListLabel_20_10"><text:span text:style-name="T15">https://github.com/sergarb1/telegram-bot-whisper-cpp</text:span></text:a></text:p>
      <text:list xml:id="list21218763156650" text:continue-numbering="true" text:style-name="WWNum1">
        <text:list-item>
          <text:p text:style-name="P22"><text:bookmark text:name="_mewtrye8zgqo"/>Topic 03: Programming</text:p>
        </text:list-item>
      </text:list>
      <text:p text:style-name="P8">Create those scripts and upload them to a private repository in GitHub, giving permissions to user “sergarb1” (my user) in order to create a Python portfolio.</text:p>
      <text:p text:style-name="P8"><text:span text:style-name="T12">Program 01</text:span></text:p>
      <text:p text:style-name="P8">Create a Python 3 script for Linux that checks every minute if a Docker machine previously launched is down and notify it using Telegram to a Telegram user.</text:p>
      <text:p text:style-name="P9"/>
      <text:p text:style-name="P8"><text:span text:style-name="T12">Program 02</text:span></text:p>
      <text:p text:style-name="Standard">Create a Python 3 program to help to organize files in the current folder. This program will have a list with several extensions (if that list is modified, the program should work too).</text:p>
      <text:p text:style-name="Standard">For example, with <text:span text:style-name="T13">list=[“png”, “mp4”, “doc”]</text:span>, the program should create folders “png”, “mp4”, and “doc” and move all files with that extension inside those folders.</text:p>
      <text:p text:style-name="Standard"><text:span text:style-name="T12">Program 03</text:span></text:p>
      <text:p text:style-name="Standard">Using the library <text:a xlink:type="simple" xlink:href="https://pypi.org/project/python-barcode/" text:style-name="ListLabel_20_10" text:visited-style-name="ListLabel_20_10"><text:span text:style-name="T15">https://pypi.org/project/python-barcode/</text:span></text:a>, you have to read a “.csv” file, <text:s/>provided as an argument from the console.</text:p>
      <text:p text:style-name="Standard">That file has a format “name,ID”</text:p>
      <text:p text:style-name="Standard">For example:</text:p>
      <text:p text:style-name="Standard">“Alumne 01”,”1”</text:p>
      <text:p text:style-name="Standard">“Alumne 02”,”2”</text:p>
      <text:p text:style-name="Standard">You have to create a program that read that “.csv” file and for each line generates a file called as “name_readed.png” with a barcode in format “EAN 13” which information contains the read ID from that line</text:p>
      <text:p text:style-name="P7"><text:span text:style-name="T16">💬</text:span> <text:span text:style-name="T12">Tip 01: </text:span>to read “.csv” files, you can use library “csv” or library “pandas”. Some examples:</text:p>
      <text:p text:style-name="P7"><text:a xlink:type="simple" xlink:href="https://code.tutsplus.com/es/tutorials/how-to-read-and-write-csv-files-in-python--cms-29907" text:style-name="ListLabel_20_10" text:visited-style-name="ListLabel_20_10"><text:span text:style-name="T15">https://code.tutsplus.com/es/tutorials/how-to-read-and-write-csv-files-in-python--cms-29907</text:span></text:a> </text:p>
      <text:p text:style-name="P7"><text:a xlink:type="simple" xlink:href="https://pythonbros.com/leer-csv-con-pandas/" text:style-name="ListLabel_20_10" text:visited-style-name="ListLabel_20_10"><text:span text:style-name="T15">https://pythonbros.com/leer-csv-con-pandas/</text:span></text:a></text:p>
      <text:p text:style-name="Standard"/>
      <text:p text:style-name="P7"><text:span text:style-name="T16">💬</text:span> <text:span text:style-name="T12">Tip 02: <text:s/></text:span>you can install Python Barcode with these commands: <text:span text:style-name="T13">‘pip3 install python-barcode’</text:span> and <text:span text:style-name="T13">‘pip3 install "python-barcode[images]"’</text:span>.</text:p>
      <text:p text:style-name="Standard"><text:soft-page-break/></text:p>
      <text:p text:style-name="P7"><text:span text:style-name="T16">💬</text:span> <text:span text:style-name="T12">Tip 03: <text:s/></text:span>you can check examples of how Python Barcode works in <text:a xlink:type="simple" xlink:href="https://pypi.org/project/python-barcode/" text:style-name="ListLabel_20_10" text:visited-style-name="ListLabel_20_10"><text:span text:style-name="T15">https://pypi.org/project/python-barcode/</text:span></text:a>. Before start coding, you should understand EAN 13 <text:s/>format <text:a xlink:type="simple" xlink:href="https://es.wikipedia.org/wiki/European_Article_Number" text:style-name="ListLabel_20_10" text:visited-style-name="ListLabel_20_10"><text:span text:style-name="T15">https://es.wikipedia.org/wiki/European_Article_Number</text:span></text:a> </text:p>
      <text:p text:style-name="P1"/>
      <text:p text:style-name="Standard"><text:span text:style-name="T12">Program 04</text:span></text:p>
      <text:p text:style-name="Standard">Following last questions and using as base this code <text:a xlink:type="simple" xlink:href="https://www.geeksforgeeks.org/how-to-make-a-barcode-reader-in-python/" text:style-name="ListLabel_20_10" text:visited-style-name="ListLabel_20_10"><text:span text:style-name="T15">https://www.geeksforgeeks.org/how-to-make-a-barcode-reader-in-python/</text:span></text:a> do a program that reads “.png” from a directory and the program have to say its name (from “png” name) and extracts ID from the Barcode.</text:p>
      <text:p text:style-name="P7"><text:span text:style-name="T16">💬</text:span> <text:span text:style-name="T12">Tip 01: </text:span>for using this library you have to install “<text:span text:style-name="T13">pip3 install pyzbar</text:span>”, and <text:s/>the Linux tool “zbar” with this command “<text:span text:style-name="T13">apt install zbar-tools</text:span>”</text:p>
      <text:p text:style-name="Standard"/>
      <text:p text:style-name="P7"><text:span text:style-name="T16">💬</text:span> <text:span text:style-name="T12">Tip 02: </text:span>in order to use library “cv2” (Computer Vision), you have to install “<text:span text:style-name="T13">pip3 install opencv-python</text:span>” and “<text:span text:style-name="T13">pip3 install opencv-contrib-python</text:span>”.</text:p>
      <text:p text:style-name="Standard"/>
      <text:p text:style-name="Standard"/>
      <text:p text:style-name="Standard"/>
      <text:list xml:id="list21219088410174" text:continue-numbering="true" text:style-name="WWNum1">
        <text:list-item>
          <text:p text:style-name="P22"><text:bookmark text:name="_2tl2f9s90odl"/>Delivery</text:p>
        </text:list-item>
      </text:list>
      <text:p text:style-name="P8">This assessable activity has to be written in English by yourself. You are not allowed to use translation tools and its use will be punished as if it was a copy.</text:p>
      <text:p text:style-name="P11"><text:span text:style-name="T9"><text:s/>❕</text:span><text:span text:style-name="T10"> </text:span><text:span text:style-name="T12">Attention: </text:span><text:span text:style-name="T11"><text:s/></text:span>You can send the task until 22th May 2023 at 23:55. </text:p>
      <text:p text:style-name="P12">You have to deliver:</text:p>
      <text:list xml:id="list4215615083" text:style-name="WWNum2">
        <text:list-item>
          <text:p text:style-name="P13">A document including:</text:p>
          <text:list>
            <text:list-item>
              <text:p text:style-name="P15">Answer to networking questions.</text:p>
            </text:list-item>
            <text:list-item>
              <text:p text:style-name="P15">Link to your GitHub repository (shared with “sergarb1” user).</text:p>
            </text:list-item>
          </text:list>
        </text:list-item>
        <text:list-item>
          <text:p text:style-name="P14">A video answering Samba questions.</text:p>
        </text:list-item>
      </text:list>
      <text:list xml:id="list21218141487749" text:continue-list="list21219088410174" text:style-name="WWNum1">
        <text:list-item>
          <text:p text:style-name="P22"><text:bookmark text:name="_2s8eyo1"/>Assessment</text:p>
        </text:list-item>
      </text:list>
      <text:p text:style-name="P10">The activity is individual and non-transferable. To consider it completed, it is not enough just to deliver the dossier. The student must be able <text:span text:style-name="T18">to defend</text:span> his/her exercise at the request of the teacher and be able to make small modifications related to it, in order to demonstrate the acquisition of knowledge and avoid any suspicion of copying.</text:p>
      <text:p text:style-name="P7"><text:span text:style-name="T16"><text:s/>📖 </text:span><text:span text:style-name="T12">Important:</text:span> you should do this activity by yourself. Using tools like ChatGPT, Deepl, Google Translate or help from a human person is punished as a copy with every consequence (failure of the complete module).</text:p>
      <text:p text:style-name="Standard"><text:span text:style-name="T19">The copy is punished with the fail of the complete module.</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Third term assessable activity</text:span></text:p>
      </style:header>
      <style:footer>
        <text:p text:style-name="MP4"><text:span text:style-name="MT1">CFGS DAM/DAW<text:tab/><text:tab/>Third term assessable activity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54" meta:word-count="824" meta:character-count="5146" meta:non-whitespace-character-count="4369"/>
    <meta:generator>LibreOfficeDev/6.0.5.2$Linux_X86_64 LibreOffice_project/</meta:generator>
  </office:meta>
</office:document-meta>
</file>